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cc0000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color="#cc0000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cc0000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8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7" style:family="table-cell" style:parent-style-name="Default" style:data-style-name="N82">
      <style:table-cell-properties style:vertical-align="middle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color="#cc0000"/>
    </style:style>
    <style:style style:name="ce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 style:data-style-name="N42">
      <style:table-cell-properties style:vertical-align="middle"/>
    </style:style>
    <style:style style:name="ce9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4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wrap-option="wrap" style:vertical-align="middle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wrap-option="wrap" style:vertical-align="middle"/>
      <style:text-properties fo:color="#cc0000"/>
    </style:style>
    <style:style style:name="ce101" style:family="table-cell" style:parent-style-name="Default">
      <style:text-properties fo:color="#cc0000"/>
    </style:style>
    <style:style style:name="ce10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8" style:family="table-cell" style:parent-style-name="Default">
      <style:text-properties fo:color="#666666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cc0000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ext-properties fo:color="#cc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82"/>
    <style:style style:name="ce13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color="#cc0000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</style:style>
    <style:style style:name="ce16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weight-asian="bold" style:font-weight-complex="bold" fo:font-weight="bold" fo:font-size="11pt" style:font-size-asian="11pt" style:font-size-complex="11pt"/>
    </style:style>
    <style:style style:name="T7" style:family="text">
      <style:text-properties fo:color="#cc0000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 fo:font-size="11pt" style:font-size-asian="11pt" style:font-size-complex="11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style-name="ce94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4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5" office:value-type="string" calcext:value-type="string">
            <text:p>0a-my_process</text:p>
          </table:table-cell>
          <table:table-cell table:style-name="ce94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6" office:value-type="string" calcext:value-type="string">
            <text:p>0b-it_evolves-tomh_1987</text:p>
          </table:table-cell>
          <table:table-cell table:style-name="ce94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7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7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7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5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Answer a Questionnaire – <text:span text:style-name="T5">Tom H Humanmetrics 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/>
          <table:table-cell table:style-name="ce82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85"/>
          <table:table-cell table:style-name="ce89"/>
          <table:table-cell table:style-name="ce98"/>
          <table:table-cell table:style-name="ce100"/>
          <table:table-cell table:style-name="ce101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Humanmetrics &amp; MBTI combo image with pcts</text:p>
          </table:table-cell>
          <table:table-cell table:style-name="ce37" office:value-type="string" calcext:value-type="string">
            <text:p>SOM-QZ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Step 3 – Use a program to draw the image – <text:span text:style-name="T7">lat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87"/>
          <table:table-cell table:style-name="ce91"/>
          <table:table-cell table:style-name="ce99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81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1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43"/>
          <table:table-cell table:style-name="ce92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7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3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6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1"/>
          <table:table-cell/>
          <table:table-cell table:style-name="ce91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9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102" office:value-type="string" calcext:value-type="string">
            <text:p>Oct. 17, 2019 – after debate, 1 of 5</text:p>
          </table:table-cell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0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0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103" office:value-type="string" calcext:value-type="string">
            <text:p>Nov. 20-21, 2019 – day of and after fifth debate, 2-3 of 5</text:p>
          </table:table-cell>
          <table:table-cell table:style-name="ce105"/>
          <table:table-cell table:style-name="ce36"/>
          <table:table-cell table:style-name="ce43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20"/>
          <table:table-cell table:style-name="ce92"/>
          <table:table-cell table:style-name="ce107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1"/>
          <table:table-cell table:style-name="ce74" office:value-type="date" office:date-value="2019-11-18" calcext:value-type="date">
            <text:p>11-18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1"/>
          <table:table-cell table:style-name="ce74" office:value-type="date" office:date-value="2019-11-19" calcext:value-type="date">
            <text:p>11-19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1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0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1"/>
          <table:table-cell table:style-name="ce74" office:value-type="date" office:date-value="2019-11-20" calcext:value-type="date">
            <text:p>11-20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0"/>
          <table:table-cell table:style-name="ce74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Text – Free Ebook Days, day 2</text:p>
          </table:table-cell>
          <table:table-cell table:style-name="ce112"/>
          <table:table-cell table:style-name="ce86" office:value-type="date" office:date-value="2019-11-21" calcext:value-type="date">
            <text:p>11-21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2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number-columns-repeated="4" table:style-name="ce124" office:value-type="string" calcext:value-type="string">
            <text:p>N/A</text:p>
          </table:table-cell>
          <table:table-cell table:style-name="ce106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103" office:value-type="string" calcext:value-type="string">
            <text:p>Feb. 19, 2020 – Ninth Debate, 1 of 5</text:p>
          </table:table-cell>
          <table:table-cell table:style-name="ce107"/>
          <table:table-cell table:style-name="ce113"/>
          <table:table-cell table:style-name="ce116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23"/>
          <table:table-cell table:style-name="ce92"/>
          <table:table-cell table:style-name="ce107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Wed</text:p>
          </table:table-cell>
          <table:table-cell table:style-name="ce115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1" calcext:value-type="date">
            <text:p>02-21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Feb. 25, 2020 – Tenth Debate, 2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0" office:value-type="string" calcext:value-type="string">
            <text:p>Mon</text:p>
          </table:table-cell>
          <table:table-cell table:style-name="ce11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10" office:value-type="string" calcext:value-type="string">
            <text:p>Tue</text:p>
          </table:table-cell>
          <table:table-cell table:style-name="ce11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108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4" office:value-type="string" calcext:value-type="string">
            <text:p>Fri</text:p>
          </table:table-cell>
          <table:table-cell table:style-name="ce117" office:value-type="date" office:date-value="2020-02-28" calcext:value-type="date">
            <text:p>02-28</text:p>
          </table:table-cell>
          <table:table-cell table:number-columns-repeated="10" table:style-name="ce114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2" office:value-type="string" calcext:value-type="string">
            <text:p>Mar. 2-3, 2020 – Super Tuesday Eve &amp; Day, 3-4 of 5</text:p>
          </table:table-cell>
          <table:table-cell table:style-name="ce7"/>
          <table:table-cell table:style-name="ce110"/>
          <table:table-cell table:style-name="ce1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9"/>
        </table:table-row>
        <table:table-row table:style-name="ro5">
          <table:table-cell table:style-name="ce102"/>
          <table:table-cell table:style-name="ce7" office:value-type="string" calcext:value-type="string">
            <text:p>Day before free ebook days start</text:p>
          </table:table-cell>
          <table:table-cell table:style-name="ce110" office:value-type="string" calcext:value-type="string">
            <text:p>Sun</text:p>
          </table:table-cell>
          <table:table-cell table:style-name="ce11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0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104"/>
          <table:table-cell table:style-name="ce106" office:value-type="string" calcext:value-type="string">
            <text:p>Last free ebook day</text:p>
          </table:table-cell>
          <table:table-cell table:style-name="ce112" office:value-type="string" calcext:value-type="string">
            <text:p>Tue</text:p>
          </table:table-cell>
          <table:table-cell table:style-name="ce118" office:value-type="date" office:date-value="2020-03-03" calcext:value-type="date">
            <text:p>03-03</text:p>
          </table:table-cell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24"/>
          <table:table-cell table:style-name="ce90"/>
          <table:table-cell table:style-name="ce106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5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111"/>
          <table:table-cell table:style-name="ce11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10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1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3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8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9" office:value-type="string" calcext:value-type="string" table:number-columns-spanned="2" table:number-rows-spanned="1">
            <text:p>Day to</text:p>
          </table:table-cell>
          <table:covered-table-cell/>
          <table:table-cell table:style-name="ce129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0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5" office:value-type="string" calcext:value-type="string">
            <text:p>See few-offs sheet</text:p>
          </table:table-cell>
          <table:table-cell table:number-columns-repeated="12" table:style-name="ce135" office:value-type="string" calcext:value-type="string">
            <text:p>[few-offs]</text:p>
          </table:table-cell>
          <table:table-cell table:style-name="ce97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5" office:value-type="string" calcext:value-type="string">
            <text:p>GR politicians-2020</text:p>
          </table:table-cell>
          <table:table-cell table:number-columns-repeated="2" table:style-name="ce135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8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8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8" office:value-type="time" office:time-value="PT11H59M00S" calcext:value-type="time">
            <text:p>11:59 AM</text:p>
          </table:table-cell>
          <table:table-cell table:number-columns-repeated="4" table:style-name="ce135" office:value-type="string" calcext:value-type="string">
            <text:p>N/A</text:p>
          </table:table-cell>
          <table:table-cell table:style-name="ce14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5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8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8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8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3" office:value-type="string" calcext:value-type="string">
            <text:p>primary_voters</text:p>
          </table:table-cell>
          <table:table-cell table:style-name="ce101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7"/>
          <table:table-cell table:style-name="ce139"/>
          <table:table-cell table:style-name="ce127"/>
          <table:table-cell table:style-name="ce139"/>
          <table:table-cell table:style-name="ce127"/>
          <table:table-cell table:style-name="ce139"/>
          <table:table-cell table:style-name="ce127"/>
          <table:table-cell table:style-name="ce139"/>
          <table:table-cell table:style-name="ce127"/>
          <table:table-cell table:style-name="ce139"/>
          <table:table-cell table:style-name="ce127"/>
          <table:table-cell table:style-name="ce139"/>
          <table:table-cell table:style-name="ce101" office:value-type="string" calcext:value-type="string">
            <text:p>http://bit.ly/twh-vpp2019</text:p>
          </table:table-cell>
          <table:table-cell table:style-name="ce101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7"/>
          <table:table-cell table:style-name="ce45"/>
          <table:table-cell table:style-name="ce137"/>
          <table:table-cell table:style-name="ce45"/>
          <table:table-cell table:style-name="ce137"/>
          <table:table-cell table:style-name="ce45"/>
          <table:table-cell table:style-name="ce137"/>
          <table:table-cell table:style-name="ce45"/>
          <table:table-cell table:style-name="ce137"/>
          <table:table-cell table:style-name="ce45"/>
          <table:table-cell table:style-name="ce137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5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8" office:value-type="string" calcext:value-type="string">
            <text:p>N/A</text:p>
          </table:table-cell>
          <table:table-cell table:style-name="ce97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style-name="ce136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4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5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1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5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1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5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11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1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1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5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5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5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4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4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1"/>
          <table:table-cell/>
          <table:table-cell table:style-name="ce91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4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1"/>
          <table:table-cell/>
          <table:table-cell table:style-name="ce91"/>
          <table:table-cell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1"/>
          <table:table-cell/>
          <table:table-cell table:style-name="ce91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7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7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7:33:06.433559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0T20:24:33.921652647</dc:date>
    <meta:editing-duration>P72DT10H5M43S</meta:editing-duration>
    <meta:editing-cycles>1288</meta:editing-cycles>
    <meta:document-statistic meta:table-count="11" meta:cell-count="2069" meta:object-count="0"/>
  </office:meta>
</office:document-meta>
</file>